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4.25cm" presentation:class="title" presentation:user-transformed="true">
          <draw:text-box>
            <text:p text:style-name="P1">ECSE-552 Final Project Organization Proposal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03/01/2022</text:p>
            <text:p text:style-name="P2">Graham Smit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3 Larger Phas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1">Phase 1</text:span> – Layout Architectural Framework</text:p>
                <text:list>
                  <text:list-item>
                    <text:p text:style-name="P1">Further phases depend on this</text:p>
                  </text:list-item>
                  <text:list-item>
                    <text:p text:style-name="P1">Higher coupling/dependencies between components</text:p>
                  </text:list-item>
                </text:list>
              </text:list-item>
              <text:list-item>
                <text:p text:style-name="P1"><text:span text:style-name="T2">Phase 2</text:span><text:span text:style-name="T3"> – Initial Experiments</text:span></text:p>
                <text:list>
                  <text:list-item>
                    <text:p text:style-name="P1">Coarsely explore relationships between data/model</text:p>
                  </text:list-item>
                </text:list>
              </text:list-item>
              <text:list-item>
                <text:p text:style-name="P1"><text:span text:style-name="T1">Phase 3</text:span> – Refinement of experiments/finalization</text:p>
              </text:list-item>
              <text:list-item>
                <text:p text:style-name="P1">Ideally asynchronous execution of experiments for phases 2/3</text:p>
                <text:list>
                  <text:list-item>
                    <text:p text:style-name="P1">People can run experiments in parallel using common code</text:p>
                  </text:list-item>
                  <text:list-item>
                    <text:p text:style-name="P1">Allows for development given everyone’s different schedules</text:p>
                  </text:list-item>
                  <text:list-item>
                    <text:p text:style-name="P1">Experimental results can be posted to Slack for discussion/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Phase 1 – Architectural Framework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1">Goal</text:span>: Determine interfaces/classes between constituent software components</text:p>
              </text:list-item>
              <text:list-item>
                <text:p text:style-name="P1">Write software to implement:</text:p>
                <text:list>
                  <text:list-item>
                    <text:p text:style-name="P1">Model</text:p>
                  </text:list-item>
                  <text:list-item>
                    <text:p text:style-name="P1">Feature extraction/data preparation</text:p>
                  </text:list-item>
                  <text:list-item>
                    <text:p text:style-name="P1">Train/Test/Benchmark Model (i.e. execution time/accuracy)</text:p>
                  </text:list-item>
                </text:list>
              </text:list-item>
              <text:list-item>
                <text:p text:style-name="P1">Ideally software parametrized in a way to facilitate experiments</text:p>
                <text:list>
                  <text:list-item>
                    <text:p text:style-name="P1">Number of layers in model is an argument as opposed to hard-coded</text:p>
                  </text:list-item>
                  <text:list-item>
                    <text:p text:style-name="P1">Spectrogram parameter selection isolated to one compon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Phase 2 – Initial Experimentatio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2">Goal</text:span><text:span text:style-name="T3">: Identify limitations based on model/data/computational resources and rough parameter settings (</text:span><text:span text:style-name="T4">i.e. 50 vs 500 layers)</text:span></text:p>
              </text:list-item>
              <text:list-item>
                <text:p text:style-name="P1">What are bottlenecks in execution?</text:p>
                <text:list>
                  <text:list-item>
                    <text:p text:style-name="P1">Effect of network connection between Google Colab and data</text:p>
                  </text:list-item>
                  <text:list-item>
                    <text:p text:style-name="P1">How much data can we process in what amount of time?</text:p>
                  </text:list-item>
                  <text:list-item>
                    <text:p text:style-name="P1">How complex of a model can we train in 12 hours? 24 hours?</text:p>
                  </text:list-item>
                </text:list>
              </text:list-item>
              <text:list-item>
                <text:p text:style-name="P1">Measure execution times</text:p>
              </text:list-item>
              <text:list-item>
                <text:p text:style-name="P1">Reliability of data</text:p>
                <text:list>
                  <text:list-item>
                    <text:p text:style-name="P1">How many languages can we feasibly train for identification?</text:p>
                  </text:list-item>
                  <text:list-item>
                    <text:p text:style-name="P1">How much data is usable based on non-standardized recording proces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Phase 3 – Refined Experimentatio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1">Goal</text:span>: Fine tune relationships between data/model (i.e. 50 vs. 60 layers)</text:p>
              </text:list-item>
              <text:list-item>
                <text:p text:style-name="P1">Mitigate data cleanliness issues if need be</text:p>
              </text:list-item>
              <text:list-item>
                <text:p text:style-name="P1">Optimize performance on languages model can discriminate</text:p>
              </text:list-item>
              <text:list-item>
                <text:p text:style-name="P1">Explore reasons why we excel/fail at particular languages</text:p>
              </text:list-item>
              <text:list-item>
                <text:p text:style-name="P1">Measure performance against other mode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Network Issue w/ Data Stoarge</text:p>
          </draw:text-box>
        </draw:frame>
        <draw:frame presentation:style-name="pr7" draw:layer="layout" svg:width="25.199cm" svg:height="10.32cm" svg:x="1.4cm" svg:y="4.285cm" presentation:class="outline" presentation:user-transformed="true">
          <draw:text-box>
            <text:list text:style-name="L2">
              <text:list-item>
                <text:p>Google Colab storage doesn’t persist → data needs to be uploaded each time</text:p>
              </text:list-item>
              <text:list-item>
                <text:p>Solution #1 – Store data on Gdrive and access Gdrive while training</text:p>
                <text:list>
                  <text:list-item>
                    <text:p>Quota limits on per-user and per-file operation count and bandwidth quotas</text:p>
                  </text:list-item>
                  <text:list-item>
                    <text:p>Creates bottleneck where training loop could be stalled/waiting on data from network connection between Google Colab and Gdrive</text:p>
                  </text:list-item>
                </text:list>
              </text:list-item>
              <text:list-item>
                <text:p>Better solution – Zip up data and transfer it all before training begins</text:p>
                <text:list>
                  <text:list-item>
                    <text:p>More overhead upfront in terms of upload time</text:p>
                  </text:list-item>
                  <text:list-item>
                    <text:p>Data stored on drives associated with VM instance</text:p>
                  </text:list-item>
                  <text:list-item>
                    <text:p>Removes network connection from bottleneck</text:p>
                  </text:list-item>
                </text:list>
              </text:list-item>
              <text:list-item>
                <text:p>Documented problem in <text:a xlink:href="https://research.google.com/colaboratory/faq.html" xlink:type="simple">Google Colab FAQ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13:14:00.945000000</meta:creation-date>
    <meta:editing-duration>PT42M1S</meta:editing-duration>
    <meta:editing-cycles>10</meta:editing-cycles>
    <meta:generator>LibreOffice/7.2.4.1$Windows_X86_64 LibreOffice_project/27d75539669ac387bb498e35313b970b7fe9c4f9</meta:generator>
    <dc:title>Blueprint Plans</dc:title>
    <dc:date>2022-03-01T14:46:37.215000000</dc:date>
    <meta:document-statistic meta:object-count="78"/>
  </office:meta>
</office:document-meta>
</file>